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909in"/>
    </style:style>
    <style:style style:name="co3" style:family="table-column">
      <style:table-column-properties fo:break-before="auto" style:column-width="1.6382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1799in"/>
    </style:style>
    <style:style style:name="ro6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39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7043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2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008in solid #000000" fo:padding="0.028in" style:vertical-align="top"/>
      <style:paragraph-properties fo:text-align="start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wrap-option="wrap" fo:border="0.0008in solid #000000" fo:padding="0.028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wrap-option="wrap" fo:padding="0.028in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padding="0.028in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fo:border="0.0008in solid #000000" fo:padding="0.028in" style:vertical-align="top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wrap-option="wrap" fo:border="0.0008in solid #000000" fo:padding="0.028in" style:vertical-align="top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8" table:number-columns-repeated="1017" table:default-cell-style-name="ce2"/>
        <table:table-row table:style-name="ro2">
          <table:table-cell table:style-name="ce1"/>
          <table:table-cell table:style-name="ce3" office:value-type="string">
            <text:p>User Story</text:p>
          </table:table-cell>
          <table:table-cell table:style-name="ce3" office:value-type="string">
            <text:p>Tasks</text:p>
          </table:table-cell>
          <table:table-cell table:style-name="ce3" office:value-type="string">
            <text:p>Not Started</text:p>
          </table:table-cell>
          <table:table-cell table:style-name="ce3" office:value-type="string">
            <text:p>In Progress</text:p>
          </table:table-cell>
          <table:table-cell table:style-name="ce3" office:value-type="string">
            <text:p>For Review</text:p>
          </table:table-cell>
          <table:table-cell table:style-name="ce3" office:value-type="string">
            <text:p>Complete</text:p>
          </table:table-cell>
          <table:table-cell table:number-columns-repeated="1017"/>
        </table:table-row>
        <table:table-row table:style-name="ro3">
          <table:table-cell table:style-name="ce1" office:value-type="string" table:number-columns-spanned="1" table:number-rows-spanned="7">
            <text:p>U-1</text:p>
          </table:table-cell>
          <table:table-cell table:style-name="ce1" office:value-type="string" table:number-columns-spanned="1" table:number-rows-spanned="7">
            <text:p>As a user, I want to communicate the waypoints to the UAV.</text:p>
          </table:table-cell>
          <table:table-cell table:style-name="ce1" office:value-type="string">
            <text:p>INITIAL COMMON TASKS</text:p>
          </table:table-cell>
          <table:table-cell table:number-columns-repeated="4" table:style-name="ce6" office:value-type="string">
            <text:p>Status Below</text:p>
          </table:table-cell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Review previous method/interface for communicating coordinates to UAV.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Review code that communicates with quadrotor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Review code that allows a user to input waypoints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Install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Test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Modify/Rewrite imlementation as necessary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table-cell table:style-name="ce1" office:value-type="string" table:number-columns-spanned="1" table:number-rows-spanned="6">
            <text:p>O-1</text:p>
          </table:table-cell>
          <table:table-cell table:style-name="ce1" office:value-type="string" table:number-columns-spanned="1" table:number-rows-spanned="6">
            <text:p>As an owner, I want the UAV to autonomously take-off from the landing pad.</text:p>
          </table:table-cell>
          <table:table-cell table:style-name="ce1" office:value-type="string">
            <text:p>INITIAL COMMON TASKS</text:p>
          </table:table-cell>
          <table:table-cell table:number-columns-repeated="4" table:style-name="ce6" office:value-type="string">
            <text:p>Status Below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Review previous implementation for autonomous take-off.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Review code that enables the quadrotor to autonomously take-off from landing pad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Install previous implementation of autonomous take-off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Test previous implementation in simul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Modify/Rewrite take-off imlementation as necessary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table-cell table:style-name="ce1" office:value-type="string" table:number-columns-spanned="1" table:number-rows-spanned="6">
            <text:p>O-2</text:p>
          </table:table-cell>
          <table:table-cell table:style-name="ce1" office:value-type="string" table:number-columns-spanned="1" table:number-rows-spanned="6">
            <text:p>As an owner, I want the UAV to autonomously navigate through a set of waypoints.</text:p>
          </table:table-cell>
          <table:table-cell table:style-name="ce1" office:value-type="string">
            <text:p>INITIAL COMMON TASKS</text:p>
          </table:table-cell>
          <table:table-cell table:number-columns-repeated="4" table:style-name="ce6" office:value-type="string">
            <text:p>Status Below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Review previous implementation for navigating waypoints.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1017"/>
        </table:table-row>
        <table:table-row table:style-name="ro4">
          <table:covered-table-cell table:number-columns-repeated="2" table:style-name="ce1"/>
          <table:table-cell table:style-name="ce1" office:value-type="string">
            <text:p>Review code that enables the quadrotor to autonomously navigate through a series of way-points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Install previous implementation of autonomous navig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Test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Modify/Rewrite implementation as necessary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table-cell table:style-name="ce1" office:value-type="string" table:number-columns-spanned="1" table:number-rows-spanned="6">
            <text:p>O-3</text:p>
          </table:table-cell>
          <table:table-cell table:style-name="ce1" office:value-type="string" table:number-columns-spanned="1" table:number-rows-spanned="6">
            <text:p>As an owner, I want the UAV to autonomously return to the location of the landing pad.</text:p>
          </table:table-cell>
          <table:table-cell table:style-name="ce1" office:value-type="string">
            <text:p>INITIAL COMMON TASKS</text:p>
          </table:table-cell>
          <table:table-cell table:number-columns-repeated="4" table:style-name="ce6" office:value-type="string">
            <text:p>Status Below</text:p>
          </table:table-cell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Review previous implementation to autonomously return to location of landing pad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Review code that allows the autonomous return of the UAV to the landing pad.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Install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Test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Modify/Rewrite implementation as necessary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table-cell table:style-name="ce1" office:value-type="string" table:number-columns-spanned="1" table:number-rows-spanned="6">
            <text:p>O-4</text:p>
          </table:table-cell>
          <table:table-cell table:style-name="ce1" office:value-type="string" table:number-columns-spanned="1" table:number-rows-spanned="6">
            <text:p>As an owner, I want the UAV to autonomously land on the landing pad without damaging the craft</text:p>
          </table:table-cell>
          <table:table-cell table:style-name="ce1" office:value-type="string">
            <text:p>INITIAL COMMON TASKS</text:p>
          </table:table-cell>
          <table:table-cell table:number-columns-repeated="4" table:style-name="ce6" office:value-type="string">
            <text:p>Status Below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Review previous implementation for autonomous landing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Review code that allows the autonomous return of the UAV to the landing pad.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Install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Test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Modify/Rewrite implementation as necessary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table-cell table:style-name="ce1" office:value-type="string" table:number-columns-spanned="1" table:number-rows-spanned="6">
            <text:p>O-5</text:p>
          </table:table-cell>
          <table:table-cell table:style-name="ce1" office:value-type="string" table:number-columns-spanned="1" table:number-rows-spanned="6">
            <text:p>As an owner, I want the UAV to autonomously land on the landing pad with the correct orientation.</text:p>
          </table:table-cell>
          <table:table-cell table:style-name="ce1" office:value-type="string">
            <text:p>INITIAL COMMON TASKS</text:p>
          </table:table-cell>
          <table:table-cell table:number-columns-repeated="4" table:style-name="ce6" office:value-type="string">
            <text:p>Status Below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Review previous implementation for autonomous landing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covered-table-cell table:number-columns-repeated="2" table:style-name="ce1"/>
          <table:table-cell table:style-name="ce1" office:value-type="string">
            <text:p>Review code that allows the autonomous return of the UAV to the landing pad.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Install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Test previous implementation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Modify/Rewrite implementation as necessary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2">
          <table:table-cell table:style-name="ce1" table:number-columns-spanned="1" table:number-rows-spanned="10"/>
          <table:table-cell table:style-name="ce1" office:value-type="string" table:number-columns-spanned="1" table:number-rows-spanned="10">
            <text:p>Initial Common Tasks</text:p>
          </table:table-cell>
          <table:table-cell table:style-name="ce1" office:value-type="string">
            <text:p>Install Ubuntu 14.04 or some other ROS Indigo/Jade distro compliant OS.</text:p>
          </table:table-cell>
          <table:table-cell table:style-name="ce6" table:number-columns-repeated="3"/>
          <table:table-cell table:style-name="ce7" office:value-type="date" office:date-value="2015-09-25">
            <text:p>09/25/15</text:p>
          </table:table-cell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Setup Gazebo 6.+</text:p>
          </table:table-cell>
          <table:table-cell table:style-name="ce6" table:number-columns-repeated="3"/>
          <table:table-cell table:style-name="ce7" office:value-type="date" office:date-value="2015-09-25">
            <text:p>09/25/15</text:p>
          </table:table-cell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Download Rviz package</text:p>
          </table:table-cell>
          <table:table-cell table:style-name="ce6" table:number-columns-repeated="3"/>
          <table:table-cell table:style-name="ce7" office:value-type="date" office:date-value="2015-09-25">
            <text:p>09/25/15</text:p>
          </table:table-cell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Setup Simulation Environment</text:p>
          </table:table-cell>
          <table:table-cell table:style-name="ce6"/>
          <table:table-cell table:style-name="ce7" office:value-type="string">
            <text:p>X</text:p>
          </table:table-cell>
          <table:table-cell table:style-name="ce6" table:number-columns-repeated="2"/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Review previous iteration of project documentation</text:p>
          </table:table-cell>
          <table:table-cell table:style-name="ce6" table:number-columns-repeated="3"/>
          <table:table-cell table:style-name="ce7" office:value-type="date" office:date-value="2015-09-25">
            <text:p>09/25/15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Inspect current quadrotor configuration</text:p>
          </table:table-cell>
          <table:table-cell table:style-name="ce6" table:number-columns-repeated="3"/>
          <table:table-cell table:style-name="ce7" office:value-type="date" office:date-value="2015-09-28">
            <text:p>09/28/15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Identify parts needed for quadrotor</text:p>
          </table:table-cell>
          <table:table-cell table:style-name="ce6" table:number-columns-repeated="3"/>
          <table:table-cell table:style-name="ce7" office:value-type="date" office:date-value="2015-09-28">
            <text:p>09/28/15</text:p>
          </table:table-cell>
          <table:table-cell table:number-columns-repeated="1017"/>
        </table:table-row>
        <table:table-row table:style-name="ro5">
          <table:covered-table-cell table:number-columns-repeated="2" table:style-name="ce1"/>
          <table:table-cell table:style-name="ce1" office:value-type="string">
            <text:p>Acquire parts needed for quadrotor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table:number-columns-repeated="2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Add needed parts to quadrotor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covered-table-cell table:number-columns-repeated="2" table:style-name="ce1"/>
          <table:table-cell table:style-name="ce1" office:value-type="string">
            <text:p>Test flight under manual control</text:p>
          </table:table-cell>
          <table:table-cell table:style-name="ce6" office:value-type="string">
            <text:p>X</text:p>
          </table:table-cell>
          <table:table-cell table:style-name="ce6" table:number-columns-repeated="3"/>
          <table:table-cell table:number-columns-repeated="1017"/>
        </table:table-row>
        <table:table-row table:style-name="ro7">
          <table:table-cell/>
          <table:table-cell table:style-name="ce4" table:number-columns-repeated="2"/>
          <table:table-cell table:number-columns-repeated="1021"/>
        </table:table-row>
        <table:table-row table:style-name="ro7">
          <table:table-cell/>
          <table:table-cell table:style-name="ce4"/>
          <table:table-cell table:style-name="ce5"/>
          <table:table-cell table:number-columns-repeated="1021"/>
        </table:table-row>
        <table:table-row table:style-name="ro7" table:number-rows-repeated="5">
          <table:table-cell/>
          <table:table-cell table:style-name="ce5" table:number-columns-repeated="2"/>
          <table:table-cell table:number-columns-repeated="1021"/>
        </table:table-row>
        <table:table-row table:style-name="ro7">
          <table:table-cell/>
          <table:table-cell table:style-name="ce5"/>
          <table:table-cell table:number-columns-repeated="1022"/>
        </table:table-row>
        <table:table-row table:style-name="ro7" table:number-rows-repeated="104851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10/01/2015</text:date>, <text:time>19:1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1:10:09.31</meta:creation-date>
    <dc:date>2015-10-01T19:19:52.19</dc:date>
    <meta:editing-duration>PT3H7M10S</meta:editing-duration>
    <meta:editing-cycles>4</meta:editing-cycles>
    <meta:generator>OpenOffice/4.0.1$Win32 OpenOffice.org_project/401m5$Build-9714</meta:generator>
    <meta:document-statistic meta:table-count="3" meta:cell-count="131" meta:object-count="0"/>
  </office:meta>
</office:document-meta>
</file>